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51aec" officeooo:paragraph-rsid="00051a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61be9" officeooo:paragraph-rsid="00061be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1be9" officeooo:paragraph-rsid="00061be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61be9"/>
    </style:style>
    <style:style style:name="P5" style:family="paragraph" style:parent-style-name="Standard">
      <style:paragraph-properties fo:text-align="start" style:justify-single-word="false"/>
      <style:text-properties officeooo:rsid="00070de9" officeooo:paragraph-rsid="00070de9"/>
    </style:style>
    <style:style style:name="P6" style:family="paragraph" style:parent-style-name="Standard">
      <style:paragraph-properties fo:text-align="start" style:justify-single-word="false"/>
      <style:text-properties officeooo:rsid="00070de9" officeooo:paragraph-rsid="00088970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061be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bb08" officeooo:paragraph-rsid="000a6e16" style:font-weight-asian="bold" style:font-weight-complex="bold"/>
    </style:style>
    <style:style style:name="P9" style:family="paragraph" style:parent-style-name="Standard">
      <style:text-properties officeooo:paragraph-rsid="00088970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b505" officeooo:paragraph-rsid="000a6e1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bb08" officeooo:paragraph-rsid="000a6e1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6976" officeooo:paragraph-rsid="000a6e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a6e16" officeooo:paragraph-rsid="000a6e16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officeooo:rsid="000ead44" officeooo:paragraph-rsid="00088970"/>
    </style:style>
    <style:style style:name="P15" style:family="paragraph" style:parent-style-name="Table_20_Contents">
      <style:paragraph-properties fo:text-align="start" style:justify-single-word="false"/>
      <style:text-properties officeooo:rsid="001087dd" officeooo:paragraph-rsid="00088970"/>
    </style:style>
    <style:style style:name="P16" style:family="paragraph" style:parent-style-name="Table_20_Contents">
      <style:paragraph-properties fo:text-align="start" style:justify-single-word="false"/>
      <style:text-properties officeooo:rsid="00116976" officeooo:paragraph-rsid="000a6e16"/>
    </style:style>
    <style:style style:name="P17" style:family="paragraph" style:parent-style-name="Table_20_Contents">
      <style:paragraph-properties fo:text-align="start" style:justify-single-word="false"/>
      <style:text-properties officeooo:rsid="00124e1d" officeooo:paragraph-rsid="000a6e16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0b4a69" officeooo:paragraph-rsid="000b4a69"/>
    </style:style>
    <style:style style:name="T1" style:family="text">
      <style:text-properties officeooo:rsid="00061be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61be9"/>
    </style:style>
    <style:style style:name="T4" style:family="text">
      <style:text-properties officeooo:rsid="0014bb08"/>
    </style:style>
    <style:style style:name="T5" style:family="text">
      <style:text-properties officeooo:rsid="000ceae8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3</text:p>
      <text:p text:style-name="P1"/>
      <text:p text:style-name="P2">a) Medir el tiempo de ejecución del bucle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Opción -O0</text:p>
          </table:table-cell>
          <table:table-cell table:style-name="Tabla3.B1" office:value-type="string">
            <text:p text:style-name="P19">Opción -O2</text:p>
          </table:table-cell>
        </table:table-row>
        <table:table-row>
          <table:table-cell table:style-name="Tabla3.A2" office:value-type="string">
            <text:p text:style-name="P18">47572.1 <text:span text:style-name="T5">ms</text:span></text:p>
          </table:table-cell>
          <table:table-cell table:style-name="Tabla3.B2" office:value-type="string">
            <text:p text:style-name="P18"/>
          </table:table-cell>
        </table:table-row>
      </table:table>
      <text:p text:style-name="P3"/>
      <text:p text:style-name="P2">b) Desarrollar el algoritmo de Padding y realizar las modificaciones correspondientes en el código. Para el mismo número de iteraciones de los bucles, medir tiempo de ejecución del bucle. </text:p>
      <text:p text:style-name="P7"><text:span text:style-name="T3">c) </text:span>Para los resultados obtenidos en los casos de ejecución anteriores, realizar la comparación de tiempos de ejecución con las distintas opciones de optimización en la compilación (defecto, O0 y O2)</text:p>
      <text:p text:style-name="P7"><text:span text:style-name="T1">d) </text:span>Justificar resultados, aportando características hardware del equipo donde se han realizado las pruebas</text:p>
      <text:p text:style-name="P4"/>
      <text:p text:style-name="P5">Las características hardware del equipo empleado son las siguientes: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Procesador del equipo</text:p>
          </table:table-cell>
          <table:table-cell table:style-name="Tabla1.A1" office:value-type="string">
            <text:p text:style-name="P14">Intel Core i7-8565U</text:p>
          </table:table-cell>
        </table:table-row>
        <table:table-row>
          <table:table-cell table:style-name="Tabla1.A1" office:value-type="string">
            <text:p text:style-name="P14">Entorno de desarrollo</text:p>
          </table:table-cell>
          <table:table-cell table:style-name="Tabla1.A1" office:value-type="string">
            <text:p text:style-name="P14">Ubuntu 20.04.3</text:p>
          </table:table-cell>
        </table:table-row>
        <table:table-row>
          <table:table-cell table:style-name="Tabla1.A1" office:value-type="string">
            <text:p text:style-name="P15">Herramienta de desarrollo</text:p>
          </table:table-cell>
          <table:table-cell table:style-name="Tabla1.A1" office:value-type="string">
            <text:p text:style-name="P15">C++</text:p>
          </table:table-cell>
        </table:table-row>
        <table:table-row>
          <table:table-cell table:style-name="Tabla1.A1" office:value-type="string">
            <text:p text:style-name="P15">Compilador empleado</text:p>
          </table:table-cell>
          <table:table-cell table:style-name="Tabla1.A1" office:value-type="string">
            <text:p text:style-name="P15">G++ version 9.3.0</text:p>
          </table:table-cell>
        </table:table-row>
      </table:table>
      <text:p text:style-name="P9"/>
      <text:p text:style-name="P8">Características de la memoria caché L1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data</text:p>
          </table:table-cell>
          <table:table-cell table:style-name="Tabla2.A1" office:value-type="string">
            <text:p text:style-name="P16">4x32 KB <text:span text:style-name="T4">(4 bloques de 32 KB)</text:span></text:p>
          </table:table-cell>
        </table:table-row>
        <table:table-row>
          <table:table-cell table:style-name="Tabla2.A1" office:value-type="string">
            <text:p text:style-name="P17">line size</text:p>
          </table:table-cell>
          <table:table-cell table:style-name="Tabla2.A1" office:value-type="string">
            <text:p text:style-name="P17">64 B</text:p>
          </table:table-cell>
        </table:table-row>
        <table:table-row>
          <table:table-cell table:style-name="Tabla2.A1" office:value-type="string">
            <text:p text:style-name="P17">Associativity</text:p>
          </table:table-cell>
          <table:table-cell table:style-name="Tabla2.A1" office:value-type="string">
            <text:p text:style-name="P17">8-way set</text:p>
          </table:table-cell>
        </table:table-row>
      </table:table>
      <text:p text:style-name="P12"/>
      <text:p text:style-name="P13">Numero de palabras por bloque: 16</text:p>
      <text:p text:style-name="P10">Calculamos el número de líneas por vía:</text:p>
      <text:p text:style-name="P10"/>
      <text:p text:style-name="P10"><draw:frame draw:style-name="fr1" draw:name="Objeto1" text:anchor-type="as-char" svg:y="-1.15cm" svg:width="5.974cm" svg:height="2.05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0T13:00:19.179000000</meta:creation-date>
    <dc:date>2022-03-30T14:13:32.880000000</dc:date>
    <meta:editing-duration>PT39M29S</meta:editing-duration>
    <meta:editing-cycles>8</meta:editing-cycles>
    <meta:generator>LibreOffice/6.4.2.2$Windows_X86_64 LibreOffice_project/4e471d8c02c9c90f512f7f9ead8875b57fcb1ec3</meta:generator>
    <meta:document-statistic meta:table-count="3" meta:image-count="0" meta:object-count="1" meta:page-count="1" meta:paragraph-count="27" meta:word-count="153" meta:character-count="964" meta:non-whitespace-character-count="836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